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2.3016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7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6" style:family="table-cell" style:parent-style-name="Default"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2" table:default-cell-style-name="ce21"/>
        <table:table-column table:style-name="co1" table:number-columns-repeated="1013" table:default-cell-style-name="ce22"/>
        <table:table-column table:style-name="co1" table:default-cell-style-name="ce15"/>
        <table:table-column table:style-name="co1" table:number-columns-repeated="7" table:default-cell-style-name="ce16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2" office:value-type="string" calcext:value-type="string">
            <text:p>STATS</text:p>
          </table:table-cell>
          <table:table-cell table:style-name="ce10" office:value-type="string" calcext:value-type="string">
            <text:p>ATTRIBUTES</text:p>
          </table:table-cell>
          <table:table-cell table:style-name="ce2" office:value-type="string" calcext:value-type="string">
            <text:p>SKILL</text:p>
          </table:table-cell>
          <table:table-cell table:style-name="ce2" table:number-columns-repeated="1010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[weapon,</text:p>
            <text:p>ranged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[jewelry,</text:p>
            <text:p>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[jewelry,</text:p>
            <text:p>ear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[armor,</text:p>
            <text:p>hea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[armor,</text:p>
            <text:p>hand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[armor,</text:p>
            <text:p>fee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office:value-type="string" calcext:value-type="string">
            <text:p>[armor,</text:p>
            <text:p>upper_body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[armor,</text:p>
            <text:p>lower_body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[armor,</text:p>
            <text:p>cap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[armor,</text:p>
            <text:p>bel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[armor,</text:p>
            <text:p>shoulder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[jewelry,</text:p>
            <text:p>necklac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8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[amule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[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20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_00021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00:52:40.167307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20T00:54:55.029253592</dc:date>
    <meta:editing-duration>PT2H23M38S</meta:editing-duration>
    <meta:editing-cycles>52</meta:editing-cycles>
    <meta:generator>LibreOffice/7.1.3.2$Linux_X86_64 LibreOffice_project/10$Build-2</meta:generator>
    <meta:document-statistic meta:table-count="1" meta:cell-count="138" meta:object-count="0"/>
  </office:meta>
</office:document-meta>
</file>